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5" style:family="graphic" style:parent-style-name="objectwithoutfill">
      <style:graphic-properties svg:stroke-color="#6666ff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8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0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.677cm" fo:min-width="0.704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כותרת_20_ותוכן_5f_-title">
      <style:graphic-properties fo:min-height="1.776cm"/>
    </style:style>
    <style:style style:name="pr4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כותרת_20_ותוכן_5f_-notes">
      <style:graphic-properties draw:fill-color="#ffffff" fo:min-height="13.364cm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2.381cm" fo:padding-top="0cm" fo:padding-bottom="0cm" fo:padding-left="0cm" fo:padding-right="0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8.926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fo:min-height="15.859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fo:min-height="4.573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fo:min-height="15.006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fo:min-height="17.009cm" fo:padding-top="0cm" fo:padding-bottom="0cm" fo:padding-left="0cm" fo:padding-right="0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fo:min-height="15.579cm" fo:padding-top="0cm" fo:padding-bottom="0cm" fo:padding-left="0cm" fo:padding-right="0cm" fo:wrap-option="wrap"/>
    </style:style>
    <style:style style:name="pr16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fo:min-height="16.916cm" fo:padding-top="0cm" fo:padding-bottom="0cm" fo:padding-left="0cm" fo:padding-right="0cm" fo:wrap-option="wrap"/>
    </style:style>
    <style:style style:name="pr18" style:family="presentation" style:parent-style-name="Default-title">
      <style:graphic-properties draw:stroke="none" svg:stroke-width="0cm" draw:fill="none" draw:textarea-vertical-align="middle" draw:auto-grow-height="true" draw:fit-to-size="false" fo:min-height="4.149cm" fo:padding-top="0cm" fo:padding-bottom="0cm" fo:padding-left="0cm" fo:padding-right="0cm" fo:wrap-option="wrap"/>
    </style:style>
    <style:style style:name="pr19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fo:min-height="13.18cm" fo:padding-top="0.123cm" fo:padding-bottom="0.123cm" fo:padding-left="0.251cm" fo:padding-right="0.251cm" fo:wrap-option="no-wrap"/>
    </style:style>
    <style:style style:name="pr21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22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24" style:family="presentation" style:parent-style-name="Default-outline1">
      <style:graphic-properties draw:stroke="none" svg:stroke-width="0cm" draw:fill="none" draw:textarea-vertical-align="top" draw:auto-grow-height="true" draw:fit-to-size="false" fo:min-height="15.457cm" fo:padding-top="0.123cm" fo:padding-bottom="0.123cm" fo:padding-left="0.251cm" fo:padding-right="0.251cm" fo:wrap-option="no-wrap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1.524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ro1" style:family="table-row">
      <style:table-row-properties style:row-height="2.317cm"/>
    </style:style>
    <style:style style:name="ro2" style:family="table-row">
      <style:table-row-properties style:row-height="6.574cm"/>
    </style:style>
    <style:style style:name="ro3" style:family="table-row">
      <style:table-row-properties style:row-height="5.1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text-align="start" style:writing-mode="lr-tb"/>
      <style:text-properties fo:font-size="44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font-size="36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2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.793cm" fo:margin-right="0cm" fo:margin-top="0.245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33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5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8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size="44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8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36pt"/>
    </style:style>
    <style:style style:name="T15" style:family="text">
      <style:text-properties style:use-window-font-color="true" fo:font-size="36pt" fo:font-style="normal" style:font-style-asian="normal" style:font-style-complex="normal"/>
    </style:style>
    <style:style style:name="T16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9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24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5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7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name-complex="Tahoma" style:font-size-complex="28pt" style:font-style-complex="italic" style:font-weight-complex="bold"/>
    </style:style>
    <style:style style:name="T29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5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3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9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Cop</text:span><text:span text:style-name="T2">yin</text:span><text:span text:style-name="T2">g</text:span><text:span text:style-name="T2"><text:line-break/></text:span><text:span text:style-name="T2">Con</text:span><text:span text:style-name="T2">ver</text:span><text:span text:style-name="T2">sio</text:span><text:span text:style-name="T2">ns</text:span><text:span text:style-name="T2"><text:line-break/></text:span><text:span text:style-name="T2">Frie</text:span><text:span text:style-name="T2">nds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</text:span><text:span text:style-name="T3">on 1: </text:span><text:span text:style-name="T3">Dr. </text:span><text:span text:style-name="T3">Ofir </text:span><text:span text:style-name="T3">Pele</text:span></text:p>
              </text:list-item>
              <text:list-item>
                <text:p text:style-name="P5"><text:span text:style-name="T3">Versi</text:span><text:span text:style-name="T3">on 2: </text:span><text:span text:style-name="T3">Dr. </text:span><text:span text:style-name="T3">Erel </text:span><text:span text:style-name="T3">Segal</text:span><text:span text:style-name="T3">-</text:span><text:span text:style-name="T3">Halev</text:span><text:span text:style-name="T3">i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low vs. Deep Copy</text:span><text:span text:style-name="T5"> (folder 1)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><text:span text:style-name="T6">class</text:span><text:span text:style-name="T7"> IntList {</text:span></text:p>
            <text:p><text:span text:style-name="T7"><text:s text:c="3"/></text:span><text:span text:style-name="T7">int* p;</text:span></text:p>
            <text:p><text:span text:style-name="T6">public</text:span><text:span text:style-name="T7">:</text:span></text:p>
            <text:p><text:span text:style-name="T7"><text:s text:c="3"/></text:span><text:span text:style-name="T7">IntList(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{ <text:s/>}</text:span></text:p>
            <text:p><text:span text:style-name="T7"><text:s text:c="3"/></text:span><text:span text:style-name="T7">~IntList() {</text:span></text:p>
            <text:p><text:span text:style-name="T7"><text:s text:c="6"/></text:span><text:span text:style-name="T6">delete</text:span><text:span text:style-name="T7">[] p; <text:s/>}</text:span></text:p>
            <text:p><text:span text:style-name="T7">};</text:span></text:p>
            <text:p><text:span text:style-name="T7"/></text:p>
            <text:p><text:span text:style-name="T8">int</text:span><text:span text:style-name="T9"> main() {</text:span></text:p>
            <text:p><text:span text:style-name="T9"><text:s text:c="3"/></text:span><text:span text:style-name="T9">IntList a(3);</text:span></text:p>
            <text:p><text:span text:style-name="T9"><text:s text:c="3"/></text:span><text:span text:style-name="T9">IntList b=a;</text:span></text:p>
            <text:p><text:span text:style-name="T9"><text:s text:c="3"/></text:span><text:span text:style-name="T9">IntList c(2);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3"><text:span text:style-name="T12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><text:span text:style-name="T13">b.p</text:span></text:p>
                <text:p><text:span text:style-name="T13">c.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><text:span text:style-name="T13">a.p[1]</text:span></text:p>
              </table:table-cell>
            </table:table-row>
            <table:table-row table:style-name="ro5">
              <table:table-cell table:style-name="ce3">
                <text:p><text:span text:style-name="T13">a.p[</text:span>2]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5" draw:text-style-name="P14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4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><text:span text:style-name="T13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6" draw:text-style-name="P14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low vs. Deep Copy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><text:span text:style-name="T6">class</text:span><text:span text:style-name="T7"> IntList {</text:span></text:p>
            <text:p><text:span text:style-name="T7"><text:s text:c="3"/></text:span><text:span text:style-name="T7">int* p;</text:span></text:p>
            <text:p><text:span text:style-name="T6">public</text:span><text:span text:style-name="T7">:</text:span></text:p>
            <text:p><text:span text:style-name="T7"><text:s text:c="3"/></text:span><text:span text:style-name="T7">IntList(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{ <text:s/>}</text:span></text:p>
            <text:p><text:span text:style-name="T7"><text:s text:c="3"/></text:span><text:span text:style-name="T7">~IntList() {</text:span></text:p>
            <text:p><text:span text:style-name="T7"><text:s text:c="6"/></text:span><text:span text:style-name="T6">delete</text:span><text:span text:style-name="T7">[] p; <text:s/>}</text:span></text:p>
            <text:p><text:span text:style-name="T7">};</text:span></text:p>
            <text:p><text:span text:style-name="T7"/></text:p>
            <text:p><text:span text:style-name="T8">int</text:span><text:span text:style-name="T9"> main() {</text:span></text:p>
            <text:p><text:span text:style-name="T9"><text:s text:c="3"/></text:span><text:span text:style-name="T9">IntList a(3);</text:span></text:p>
            <text:p><text:span text:style-name="T9"><text:s text:c="3"/></text:span><text:span text:style-name="T9">IntList b=a;</text:span></text:p>
            <text:p><text:span text:style-name="T9"><text:s text:c="3"/></text:span><text:span text:style-name="T9">IntList c(2); c=a; 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3"><text:span text:style-name="T12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><text:span text:style-name="T13">b.p</text:span></text:p>
                <text:p><text:span text:style-name="T13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><text:span text:style-name="T13">a.p[1]</text:span></text:p>
              </table:table-cell>
            </table:table-row>
            <table:table-row table:style-name="ro5">
              <table:table-cell table:style-name="ce3">
                <text:p><text:span text:style-name="T13">a.p[</text:span>2]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5" draw:text-style-name="P14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4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><text:span text:style-name="T13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6" draw:text-style-name="P14" draw:layer="layout" svg:width="4.07cm" svg:height="2.862cm" draw:transform="rotate (-1.89455490303985) translate (23.4720530091771cm 9.4656902369194cm)" svg:viewBox="0 0 4071 2863" svg:d="M0 2837c542 106 1041-128 1505-352 590-284 991-854 1427-1341l365-427 456-457 318-260">
          <text:p/>
        </draw:path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>
        <office:forms form:automatic-focus="false" form:apply-design-mode="false"/>
        <draw:frame draw:style-name="gr7" draw:text-style-name="P16" draw:layer="layout" svg:width="23.368cm" svg:height="14.471cm" svg:x="1.016cm" svg:y="3.556cm">
          <draw:text-box>
            <text:p><text:span text:style-name="T14">An object is copied when:</text:span></text:p>
            <text:list text:style-name="L3">
              <text:list-item>
                <text:list>
                  <text:list-item>
                    <text:p><text:span text:style-name="T14">Constructing new object from existing</text:span></text:p>
                  </text:list-item>
                  <text:list-item>
                    <text:p><text:span text:style-name="T14">Passing parameter by value.</text:span></text:p>
                  </text:list-item>
                  <text:list-item>
                    <text:p><text:span text:style-name="T14">Returning by value.</text:span></text:p>
                  </text:list-item>
                  <text:list-item>
                    <text:p><text:span text:style-name="T14">Assigning existing to existing.</text:span></text:p>
                  </text:list-item>
                </text:list>
              </text:list-item>
            </text:list>
            <text:p><text:span text:style-name="T15">Cases 1-3 are handled by</text:span><text:span text:style-name="T15"><text:line-break/></text:span><text:span text:style-name="T15"> <text:s text:c="11"/></text:span><text:span text:style-name="T16">copy constructor</text:span><text:span text:style-name="T15">.</text:span></text:p>
            <text:p><text:span text:style-name="T15">Case 4 is handled by </text:span></text:p>
            <text:p><text:span text:style-name="T15"><text:s text:c="12"/></text:span><text:span text:style-name="T16">assignment operator</text:span><text:span text:style-name="T15">.</text:span></text:p>
            <text:p><text:span text:style-name="T15">By default, both do </text:span><text:span text:style-name="T16">shallow copy</text:span><text:span text:style-name="T15">.</text:span></text:p>
          </draw:text-box>
        </draw:frame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Copying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7"><text:span text:style-name="T17">Rule of Three</text:span></text:p>
          </draw:text-box>
        </draw:frame>
        <draw:frame draw:name="מציין מיקום טקסט 2" presentation:style-name="pr7" draw:text-style-name="P21" draw:layer="layout" svg:width="24.01cm" svg:height="12.381cm" svg:x="0.832cm" svg:y="3.642cm" presentation:class="outline" presentation:user-transformed="true">
          <draw:text-box>
            <text:list text:style-name="L4">
              <text:list-header>
                <text:p text:style-name="P18"><text:span text:style-name="T18"/></text:p>
              </text:list-header>
              <text:list-item>
                <text:p text:style-name="P18"><text:span text:style-name="T18">A rule of thumb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8">When you need to make a deep copy of an object, you need to define all of 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8">Copy constructor</text:span></text:p>
                      </text:list-item>
                      <text:list-item>
                        <text:p text:style-name="P19"><text:span text:style-name="T18">Destructor</text:span></text:p>
                      </text:list-item>
                      <text:list-item>
                        <text:p text:style-name="P19"><text:span text:style-name="T18">Operator =</text:span></text:p>
                      </text:list-item>
                    </text:list>
                  </text:list-item>
                  <text:list-item>
                    <text:p text:style-name="P18"><text:span text:style-name="T18">Or in other words:</text:span></text:p>
                  </text:list-item>
                </text:list>
              </text:list-item>
            </text:list>
            <text:p text:style-name="P20"><text:span text:style-name="T18">when you need one, you need all.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office:forms form:automatic-focus="false" form:apply-design-mode="false"/>
        <draw:custom-shape draw:name="מלבן 1" draw:style-name="gr8" draw:text-style-name="P22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9" draw:text-style-name="P23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7"><text:span text:style-name="T17">A skeleton for deep copy</text:span></text:p>
          </draw:text-box>
        </draw:frame>
        <draw:custom-shape draw:name="מלבן 4" draw:style-name="gr10" draw:text-style-name="P24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9" draw:text-style-name="P27" draw:layer="layout" svg:width="23.749cm" svg:height="18.926cm" svg:x="0.635cm" svg:y="0.124cm" presentation:class="outline" presentation:user-transformed="true">
          <draw:text-box>
            <text:p text:style-name="P25"><text:span text:style-name="T18"/></text:p>
            <text:p text:style-name="P25"><text:span text:style-name="T18"/></text:p>
            <text:p text:style-name="P25"><text:span text:style-name="T19">// Copy constructor</text:span></text:p>
            <text:p text:style-name="P25"><text:span text:style-name="T20">A (const A&amp; other) : </text:span><text:span text:style-name="T21">init</text:span><text:span text:style-name="T20"> {</text:span></text:p>
            <text:p text:style-name="P26"><text:span text:style-name="T22">copy_other(other);</text:span></text:p>
            <text:p text:style-name="P25"><text:span text:style-name="T20">}</text:span></text:p>
            <text:p text:style-name="P25"><text:span text:style-name="T23"/></text:p>
            <text:p text:style-name="P25"><text:span text:style-name="T23"/></text:p>
            <text:p text:style-name="P25"><text:span text:style-name="T23"/></text:p>
            <text:p text:style-name="P25"><text:span text:style-name="T23"/></text:p>
            <text:p text:style-name="P25"><text:span text:style-name="T19">// </text:span><text:span text:style-name="T24">Operator = </text:span><text:span text:style-name="T25"><text:s/></text:span></text:p>
            <text:p text:style-name="P25"><text:span text:style-name="T20">A&amp; operator=(const A&amp; other) {</text:span></text:p>
            <text:p text:style-name="P26"><text:span text:style-name="T20">if (this!=&amp;other) { </text:span><text:span text:style-name="T24">// preventing problems in a=a</text:span></text:p>
            <text:p text:style-name="P26"><text:span text:style-name="T26"><text:s text:c="2"/></text:span><text:span text:style-name="T26">clear(); </text:span><text:span text:style-name="T21">init</text:span><text:span text:style-name="T26"> </text:span><text:span text:style-name="T27">// or recycle</text:span></text:p>
            <text:p text:style-name="P26"><text:span text:style-name="T22"><text:s text:c="2"/></text:span><text:span text:style-name="T22">copy_other(other);</text:span></text:p>
            <text:p text:style-name="P26"><text:span text:style-name="T20">} return *this; } </text:span><text:span text:style-name="T24">// allows a= b= c= …</text:span></text:p>
          </draw:text-box>
        </draw:frame>
        <draw:frame draw:name="מציין מיקום טקסט 6" presentation:style-name="pr10" draw:text-style-name="P21" draw:layer="layout" svg:width="8.4cm" svg:height="10.798cm" svg:x="12.3cm" svg:y="3.097cm" presentation:class="outline" presentation:user-transformed="true">
          <draw:text-box>
            <text:p text:style-name="P25"><text:span text:style-name="T24">// Destructor</text:span></text:p>
            <text:p text:style-name="P25"><text:span text:style-name="T20">~A() {</text:span></text:p>
            <text:p text:style-name="P26"><text:span text:style-name="T26">clear();</text:span></text:p>
            <text:p text:style-name="P25"><text:span text:style-name="T20">}</text:span></text:p>
            <text:p text:style-name="P25"><text:span text:style-name="T18"/></text:p>
            <text:p text:style-name="P25"><text:span text:style-name="T18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4" draw:master-page-name="Default">
        <office:forms form:automatic-focus="false" form:apply-design-mode="false"/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7"><text:span text:style-name="T17">IntBuffer example </text:span><text:span text:style-name="T28">(folder 2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5" draw:master-page-name="Default">
        <draw:custom-shape draw:name="מלבן 2" draw:style-name="gr9" draw:text-style-name="P23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17"><text:span text:style-name="T17">C++-11 Move ctor and assignment</text:span><text:span text:style-name="T17"><text:line-break/></text:span><text:span text:style-name="T17"/></text:p>
          </draw:text-box>
        </draw:frame>
        <draw:custom-shape draw:name="מלבן 4" draw:style-name="gr10" draw:text-style-name="P24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1" draw:text-style-name="P21" draw:layer="layout" svg:width="24.065cm" svg:height="15.859cm" svg:x="0.635cm" svg:y="3.175cm" presentation:class="outline" presentation:user-transformed="true">
          <draw:text-box>
            <text:p text:style-name="P25"><text:span text:style-name="T19">// Move constructor</text:span></text:p>
            <text:p text:style-name="P25"><text:span text:style-name="T20">A (const A&amp;&amp; other) {</text:span></text:p>
            <text:p text:style-name="P25"><text:span text:style-name="T20"><text:tab/></text:span><text:span text:style-name="T20"><text:tab/></text:span><text:span text:style-name="T20"><text:tab/></text:span><text:span text:style-name="T20">?</text:span></text:p>
            <text:p text:style-name="P25"><text:span text:style-name="T20">}</text:span></text:p>
            <text:p text:style-name="P25"><text:span text:style-name="T23"/></text:p>
            <text:p text:style-name="P25"><text:span text:style-name="T23"/></text:p>
            <text:p text:style-name="P25"><text:span text:style-name="T19"/></text:p>
            <text:p text:style-name="P25"><text:span text:style-name="T19">// Move o</text:span><text:span text:style-name="T24">perator = </text:span><text:span text:style-name="T25"><text:s/></text:span></text:p>
            <text:p text:style-name="P25"><text:span text:style-name="T20">A&amp; operator=(const A&amp;&amp; other) {</text:span></text:p>
            <text:p text:style-name="P26"><text:span text:style-name="T20"><text:s text:c="7"/></text:span><text:span text:style-name="T20">?</text:span></text:p>
            <text:p text:style-name="P26"><text:span text:style-name="T20">}</text:span></text:p>
            <text:p text:style-name="P25"><text:span text:style-name="T29">http://www.cprogramming.com/c++11/rvalue-references-and-move-semantics-in-c+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1.478cm" svg:height="4.573cm" svg:x="1.899cm" svg:y="0.545cm" presentation:class="title" presentation:user-transformed="true">
          <draw:text-box>
            <text:p text:style-name="P17"><text:span text:style-name="T17">Conversions of types is done in two cases:</text:span><text:span text:style-name="T17"><text:line-break/></text:span><text:span text:style-name="T17"/></text:p>
          </draw:text-box>
        </draw:frame>
        <draw:frame draw:name="מציין מיקום טקסט 2" presentation:style-name="pr13" draw:text-style-name="P21" draw:layer="layout" svg:width="24.01cm" svg:height="15.006cm" svg:x="-0.101cm" svg:y="3.642cm" presentation:class="outline" presentation:user-transformed="true">
          <draw:text-box>
            <text:p text:style-name="P29"><text:span text:style-name="T18"/></text:p>
            <text:list text:style-name="L8">
              <text:list-item>
                <text:list>
                  <text:list-item>
                    <text:p text:style-name="P18"><text:span text:style-name="T18">Explicit casting (we'll learn more about it in next lessons)</text:span></text:p>
                  </text:list-item>
                  <text:list-item>
                    <text:p text:style-name="P18"><text:span text:style-name="T18">When a function gets </text:span><text:span text:style-name="T31">X</text:span><text:span text:style-name="T18"> type while it was expecting to get </text:span><text:span text:style-name="T32">Y</text:span><text:span text:style-name="T18"> type, and there is a casting from </text:span><text:span text:style-name="T31">X </text:span><text:span text:style-name="T18">to</text:span><text:span text:style-name="T31"> </text:span><text:span text:style-name="T32">Y</text:span><text:span text:style-name="T18">:</text:span></text:p>
                  </text:list-item>
                </text:list>
              </text:list-item>
            </text:list>
            <text:p><text:span text:style-name="T18"/></text:p>
            <text:p text:style-name="P20"><text:span text:style-name="T18"><text:tab/></text:span><text:span text:style-name="T18">void foo(</text:span><text:span text:style-name="T32">Y y</text:span><text:span text:style-name="T18">)</text:span></text:p>
            <text:p text:style-name="P20"><text:span text:style-name="T18"><text:tab/></text:span><text:span text:style-name="T18">...</text:span></text:p>
            <text:p text:style-name="P20"><text:span text:style-name="T31"><text:tab/></text:span><text:span text:style-name="T31">X x</text:span><text:span text:style-name="T18">;</text:span></text:p>
            <text:p text:style-name="P20"><text:span text:style-name="T18"><text:tab/></text:span><text:span text:style-name="T18">foo(x); // a conversion from </text:span><text:span text:style-name="T31">X </text:span><text:span text:style-name="T18">to</text:span><text:span text:style-name="T31"> </text:span><text:span text:style-name="T32">Y</text:span><text:span text:style-name="T18"> is don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9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>
        <draw:custom-shape draw:name="מציין מיקום של מספר שקופית 2" draw:style-name="gr12" draw:text-style-name="P30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6.002cm" svg:height="4.573cm" svg:x="0.699cm" svg:y="0.545cm" presentation:class="title" presentation:user-transformed="true">
          <draw:text-box>
            <text:p text:style-name="P17"><text:span text:style-name="T17">Conversions danger: </text:span><text:span text:style-name="T17"><text:line-break/></text:span><text:span text:style-name="T17"><text:tab/></text:span><text:span text:style-name="T17">unexpected behavior</text:span><text:span text:style-name="T17"><text:line-break/></text:span><text:span text:style-name="T17"> </text:span></text:p>
          </draw:text-box>
        </draw:frame>
        <draw:frame draw:name="מציין מיקום טקסט 2" presentation:style-name="pr14" draw:text-style-name="P21" draw:layer="layout" svg:width="24.01cm" svg:height="17.009cm" svg:x="0.832cm" svg:y="3.642cm" presentation:class="outline" presentation:user-transformed="true">
          <draw:text-box>
            <text:p text:style-name="P25"><text:span text:style-name="T18"/></text:p>
            <text:p text:style-name="P29"><text:span text:style-name="T33">Vector</text:span><text:span text:style-name="T34">(</text:span><text:span text:style-name="T35">size_t length</text:span><text:span text:style-name="T34">) // ctor</text:span></text:p>
            <text:p text:style-name="P25"><text:span text:style-name="T34">…</text:span></text:p>
            <text:p text:style-name="P29"><text:span text:style-name="T34">int sum(</text:span><text:span text:style-name="T33">const Vector&amp; v</text:span><text:span text:style-name="T34">) // function</text:span></text:p>
            <text:p text:style-name="P29"><text:span text:style-name="T34">...</text:span></text:p>
            <text:p text:style-name="P29"><text:span text:style-name="T34">int i=3;</text:span></text:p>
            <text:p text:style-name="P29"><text:span text:style-name="T34">sum(</text:span><text:span text:style-name="T35">i</text:span><text:span text:style-name="T34">);</text:span><text:span text:style-name="T31"> </text:span><text:span text:style-name="T36">// Equivalent to: sum</text:span><text:span text:style-name="T34">(Vector</text:span><text:span text:style-name="T33">(</text:span><text:span text:style-name="T35">i</text:span><text:span text:style-name="T33">)</text:span><text:span text:style-name="T34">)</text:span></text:p>
            <text:p text:style-name="P29"><text:span text:style-name="T36">// Did the user really wanted this?</text:span></text:p>
            <text:p text:style-name="P25"><text:span text:style-name="T34"/></text:p>
            <text:p text:style-name="P29"><text:span text:style-name="T37">The Vector and the size_t objects are not logically the same objects!</text:span></text:p>
            <text:p text:style-name="P25"><text:span text:style-name="T18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custom-shape draw:name="מציין מיקום של מספר שקופית 2" draw:style-name="gr12" draw:text-style-name="P30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6.002cm" svg:height="4.573cm" svg:x="0.699cm" svg:y="0.545cm" presentation:class="title" presentation:user-transformed="true">
          <draw:text-box>
            <text:p text:style-name="P17"><text:span text:style-name="T17">Conversions danger: </text:span><text:span text:style-name="T17"><text:line-break/></text:span><text:span text:style-name="T17"><text:tab/></text:span><text:span text:style-name="T17">unexpected behavior</text:span><text:span text:style-name="T17"><text:line-break/></text:span><text:span text:style-name="T17"> </text:span></text:p>
          </draw:text-box>
        </draw:frame>
        <draw:frame draw:name="מציין מיקום טקסט 2" presentation:style-name="pr15" draw:text-style-name="P21" draw:layer="layout" svg:width="24.01cm" svg:height="15.579cm" svg:x="0.832cm" svg:y="3.642cm" presentation:class="outline" presentation:user-transformed="true">
          <draw:text-box>
            <text:p text:style-name="P25"><text:span text:style-name="T18"/></text:p>
            <text:p text:style-name="P29"><text:span text:style-name="T38">explicit </text:span><text:span text:style-name="T33">Vector</text:span><text:span text:style-name="T34">(</text:span><text:span text:style-name="T35">size_t length</text:span><text:span text:style-name="T34">) // ctor</text:span></text:p>
            <text:p text:style-name="P25"><text:span text:style-name="T34">…</text:span></text:p>
            <text:p text:style-name="P29"><text:span text:style-name="T34">int sum(</text:span><text:span text:style-name="T33">const Vector&amp; v</text:span><text:span text:style-name="T34">) // function</text:span></text:p>
            <text:p text:style-name="P29"><text:span text:style-name="T34">...</text:span></text:p>
            <text:p text:style-name="P29"><text:span text:style-name="T34">int i=3;</text:span></text:p>
            <text:p text:style-name="P29"><text:span text:style-name="T34">sum(</text:span><text:span text:style-name="T35">i</text:span><text:span text:style-name="T34">);</text:span><text:span text:style-name="T31"> </text:span><text:span text:style-name="T36">// Won’t compile</text:span></text:p>
            <text:p text:style-name="P29"><text:span text:style-name="T36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1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6" draw:text-style-name="P4" draw:layer="layout" svg:width="21.478cm" svg:height="2.925cm" svg:x="3.364cm" svg:y="0.547cm" presentation:class="title" presentation:user-transformed="true">
          <draw:text-box>
            <text:p text:style-name="P17"><text:span text:style-name="T17">Conversion example </text:span><text:span text:style-name="T39">(folder 4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7"><text:span text:style-name="T17">User defined conversion</text:span><text:span text:style-name="T39"> (folders 5,6)</text:span></text:p>
          </draw:text-box>
        </draw:frame>
        <draw:frame draw:name="מציין מיקום טקסט 2" presentation:style-name="pr17" draw:text-style-name="P21" draw:layer="layout" svg:width="24.01cm" svg:height="16.916cm" svg:x="0.754cm" svg:y="3.131cm" presentation:class="outline" presentation:user-transformed="true">
          <draw:text-box>
            <text:p text:style-name="P25"><text:span text:style-name="T18">class Fraction {</text:span></text:p>
            <text:p text:style-name="P26"><text:span text:style-name="T18">...</text:span></text:p>
            <text:p text:style-name="P26"><text:span text:style-name="T32">// double --&gt; Fraction conversion</text:span></text:p>
            <text:p text:style-name="P26"><text:span text:style-name="T32">Fraction (const double&amp; d) {</text:span></text:p>
            <text:p text:style-name="P31"><text:span text:style-name="T32">...</text:span></text:p>
            <text:p text:style-name="P26"><text:span text:style-name="T32">}</text:span></text:p>
            <text:p text:style-name="P26"><text:span text:style-name="T18">...</text:span></text:p>
            <text:p text:style-name="P26"><text:span text:style-name="T31">// Fraction --&gt; double conversion</text:span></text:p>
            <text:p text:style-name="P26"><text:span text:style-name="T31">operator double() const {</text:span></text:p>
            <text:p text:style-name="P31"><text:span text:style-name="T31">...</text:span></text:p>
            <text:p text:style-name="P26"><text:span text:style-name="T31">}</text:span></text:p>
            <text:p text:style-name="P26"><text:span text:style-name="T18">...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3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frame draw:name="כותרת 1" presentation:style-name="pr18" draw:text-style-name="P32" draw:layer="layout" svg:width="23.318cm" svg:height="4.149cm" svg:x="1.524cm" svg:y="6.773cm" presentation:class="title" presentation:user-transformed="true">
          <draw:text-box>
            <text:p text:style-name="P17"><text:span text:style-name="T17">Operator Suffix </text:span><text:span text:style-name="T40">(folder 8)</text:span><text:span text:style-name="T40"><text:line-break/></text:span><text:span text:style-name="T40"><text:line-break/></text:span><text:span text:style-name="T17">Operator Comma </text:span><text:span text:style-name="T40">(folder 9)</text:span></text:p>
          </draw:text-box>
        </draw:frame>
        <presentation:notes draw:style-name="dp2">
          <draw:page-thumbnail draw:name="מציין מיקום של תמונת שקופית 1" draw:style-name="gr3" draw:layer="layout" svg:width="0cm" svg:height="0cm" svg:x="0.004cm" svg:y="0cm" draw:page-number="14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17">friend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5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0" draw:text-style-name="P21" draw:layer="layout" svg:width="24.349cm" svg:height="13.426cm" svg:x="0.832cm" svg:y="3.184cm" presentation:class="outline" presentation:user-transformed="true">
          <draw:text-box>
            <text:p text:style-name="P33"><text:span text:style-name="T18"/></text:p>
            <text:p text:style-name="P33"><text:span text:style-name="T18">Friend function in a class:</text:span></text:p>
            <text:list text:style-name="L9">
              <text:list-item>
                <text:list>
                  <text:list-item>
                    <text:p text:style-name="P34"><text:span text:style-name="T18">Not a method of the class</text:span></text:p>
                  </text:list-item>
                  <text:list-item>
                    <text:p text:style-name="P34"><text:span text:style-name="T18">Have access to the class’s private and protected </text:span></text:p>
                  </text:list-item>
                </text:list>
              </text:list-item>
            </text:list>
            <text:p text:style-name="P35"><text:span text:style-name="T18">data members</text:span></text:p>
            <text:list text:continue-numbering="true" text:style-name="L9">
              <text:list-item>
                <text:list>
                  <text:list-item>
                    <text:p text:style-name="P34"><text:span text:style-name="T18">Defined inside the class scope</text:span></text:p>
                  </text:list-item>
                </text:list>
              </text:list-item>
            </text:list>
            <text:p text:style-name="P29"><text:span text:style-name="T18"/></text:p>
            <text:p text:style-name="P29"><text:span text:style-name="T18">Used properly does not break encapsulation</text:span></text:p>
            <text:p text:style-name="P36"><text:span text:style-name="T18"/></text:p>
            <text:p text:style-name="P36"><text:span text:style-name="T41"/></text:p>
          </draw:text-box>
        </draw:frame>
        <draw:frame draw:name="כותרת 2" presentation:style-name="pr21" draw:text-style-name="P4" draw:layer="layout" svg:width="24.842cm" svg:height="3.427cm" svg:x="0cm" svg:y="0.296cm" presentation:class="title" presentation:user-transformed="true">
          <draw:text-box>
            <text:p text:style-name="P3"><text:span text:style-name="T17">friend functions</text:span></text:p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6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2" draw:text-style-name="P4" draw:layer="layout" svg:width="16.108cm" svg:height="3.427cm" svg:x="1.499cm" svg:y="0.673cm" presentation:class="title" presentation:user-transformed="true">
          <draw:text-box>
            <text:p text:style-name="P17"><text:span text:style-name="T17">friend functions example:</text:span><text:span text:style-name="T17"><text:line-break/></text:span><text:span text:style-name="T17">Complex revisited</text:span></text:p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7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3" draw:text-style-name="P21" draw:layer="layout" svg:width="22.505cm" svg:height="11.044cm" svg:x="0.899cm" svg:y="3.924cm" presentation:class="outline" presentation:user-transformed="true">
          <draw:text-box>
            <text:list text:style-name="L10">
              <text:list-item>
                <text:list>
                  <text:list-item>
                    <text:p text:style-name="P37"><text:span text:style-name="T18">A class can allow other classes to access its </text:span></text:p>
                  </text:list-item>
                </text:list>
              </text:list-item>
            </text:list>
            <text:p text:style-name="P38"><text:span text:style-name="T18">private data members</text:span></text:p>
            <text:list text:continue-numbering="true" text:style-name="L10">
              <text:list-item>
                <text:list>
                  <text:list-item>
                    <text:p text:style-name="P37"><text:span text:style-name="T42">QUESTION: Is the friendship link one-sided or two-sided? I.e:</text:span></text:p>
                    <text:list>
                      <text:list-item>
                        <text:p><text:span text:style-name="T42">Suppose class A is a friend of class B.</text:span></text:p>
                      </text:list-item>
                      <text:list-item>
                        <text:p><text:span text:style-name="T42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36"><text:span text:style-name="T43"/></text:p>
          </draw:text-box>
        </draw:frame>
        <draw:custom-shape draw:name="כותרת 2" draw:style-name="gr13" draw:text-style-name="P4" draw:layer="layout" svg:width="8.976cm" svg:height="1.772cm" svg:x="3.403cm" svg:y="1.123cm">
          <text:p text:style-name="P39"><text:span text:style-name="T17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8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4" draw:text-style-name="P21" draw:layer="layout" svg:width="24.01cm" svg:height="15.703cm" svg:x="0.832cm" svg:y="3.184cm" presentation:class="outline" presentation:user-transformed="true">
          <draw:text-box>
            <text:p text:style-name="P40"><text:span text:style-name="T44"><text:s/></text:span><text:span text:style-name="T45">class IntTree {</text:span></text:p>
            <text:p text:style-name="P36"><text:span text:style-name="T45"><text:tab/></text:span><text:span text:style-name="T45">…</text:span></text:p>
            <text:p text:style-name="P36"><text:span text:style-name="T45"><text:tab/></text:span><text:span text:style-name="T46">friend</text:span><text:span text:style-name="T45"> class IntTreeIterator;</text:span></text:p>
            <text:p text:style-name="P25"><text:span text:style-name="T45">};</text:span></text:p>
            <text:p text:style-name="P36"><text:span text:style-name="T47"/></text:p>
            <text:p text:style-name="P36"><text:span text:style-name="T47"/></text:p>
            <text:p text:style-name="P25"><text:span text:style-name="T48">// TreeIterator can access Tree's data members</text:span></text:p>
            <text:p text:style-name="P25"><text:span text:style-name="T45">IntTreeIterator&amp; IntTreeIterator::operator++() </text:span><text:span text:style-name="T49">{</text:span></text:p>
            <text:p text:style-name="P36"><text:span text:style-name="T49"><text:s text:c="4"/></text:span><text:span text:style-name="T49">...</text:span></text:p>
            <text:p text:style-name="P36"><text:span text:style-name="T45"><text:tab/></text:span><text:span text:style-name="T45">return *this;</text:span></text:p>
            <text:p text:style-name="P25"><text:span text:style-name="T45">}</text:span></text:p>
          </draw:text-box>
        </draw:frame>
        <draw:frame draw:name="כותרת 2" presentation:style-name="pr22" draw:text-style-name="P4" draw:layer="layout" svg:width="15.325cm" svg:height="3.427cm" svg:x="3.364cm" svg:y="0.296cm" presentation:class="title" presentation:user-transformed="true">
          <draw:text-box>
            <text:p text:style-name="P17"><text:span text:style-name="T17">friend classes - example</text:span></text:p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9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</text:span><text:span text:style-name="MT4">כדי </text:span><text:span text:style-name="MT4">לערו</text:span><text:span text:style-name="MT4">ך </text:span><text:span text:style-name="MT4">סגנון </text:span><text:span text:style-name="MT4">כותר</text:span><text:span text:style-name="MT4">ת של </text:span><text:span text:style-name="MT4">תבני</text:span><text:span text:style-name="MT4">ת </text:span><text:span text:style-name="MT4">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</text:span><text:span text:style-name="MT6">כדי </text:span><text:span text:style-name="MT6">לערו</text:span><text:span text:style-name="MT6">ך </text:span><text:span text:style-name="MT6">סגנון </text:span><text:span text:style-name="MT6">כותר</text:span><text:span text:style-name="MT6">ת של </text:span><text:span text:style-name="MT6">תבני</text:span><text:span text:style-name="MT6">ת </text:span><text:span text:style-name="MT6">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31</meta:editing-cycles>
    <meta:print-date>2006-12-12T13:43:12</meta:print-date>
    <meta:creation-date>2002-10-18T11:19:22</meta:creation-date>
    <dc:date>2018-04-25T14:08:32.528440246</dc:date>
    <meta:editing-duration>P3DT6H4M21S</meta:editing-duration>
    <meta:generator>LibreOffice/5.1.6.2$Linux_X86_64 LibreOffice_project/10m0$Build-2</meta:generator>
    <meta:document-statistic meta:object-count="15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